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bbot Chi Thien Su had sent Fong Tak to the charnel grounds to mortify the senses through the meditation on the disintegration of the body.</text:p>
      <text:p text:style-name="Standard"><text:tab/>Fong Tak continued on to the charnel grounds and sat down before one of the pyres.</text:p>
      <text:p text:style-name="Standard">The nature of physicial beauty is the nature of transience and decay. <text:s/>Attachment to carnal beauty is based on ignorance of this fundamental nature.</text:p>
      <text:p text:style-name="Standard">Fong Tak drew on deep atmospheres of knowledges of impermanence, observing as the corpses were brought up from the river and laid across the pyres, dwelling on the stench of putrefaction, observing the different gradations of decay of the dead.</text:p>
      <text:p text:style-name="Standard">Some of the corpses were bloated and speckled with disease, some of the corpses were gouged with unnatural wounds or were missing limbs; there were corpses whose eyes were closed, corpses whose eyes were open, or which had one closed eye and one open eye, corpses that seemed only to be asleep, corpses that had been taken in the flower of their youth, almost indistinguishable from living souls, there were the corpses of adolescent girls with breasts that flounced like petticoats as they were brought up from the river, corpses of young men with fists and teeth clenched, corpses of old men and women, corpses with outstretched hands that dangled like handkerchiefs of adieu! <text:s/>There were corpses with expressions contorted by the pain and confusion of their last moments, corpses with tranquil or neutral expressions, corpses with conceited expressions, corpses with enigmatic expressions, corpses with beseeching expressions; all of the expressions of the corpses shared the aspect of being infantile and bemused.</text:p>
      <text:p text:style-name="Standard">Death has taken them all. <text:s/>The bodies of the objects of sensuous desire are of the same nature. <text:s/>My body is of the same nature and will end up the same way; there is no way that I can avoid that state.</text:p>
      <text:p text:style-name="Standard">Towards nightfall the pyres were lit. <text:s/>Fong Tak’s eyes deepened into two crescent moons, observing the flesh blacken and peel away, the viscera and fluids escape and sizzle on the rosy coals, observing the color, consistency, and viscosity of each. <text:s/>Fong Tak discerned that the nature of all seven of the viscera was the nature of decay, disintegration, passing away, and transience.</text:p>
      <text:p text:style-name="Standard">Thus is the emergence and the passing away of the marrow, thus is the passing away and decomposition of the phlegm, thus is the passing away and decomposition of the pus, thus is the passing away and decomposition of the sputum, thus is the passing away and decomposition of the blood, thus is the passing away and decomposition of the sweat, bile, grease, fat and tears; thus is the passing away and decomposition of the synovial fluid, the <text:s/>passing away and decomposition of the saliva, the <text:s/>passing away and decomposition of the mucus, and the passing away and decomposition of the urine and fecal matter.</text:p>
      <text:p text:style-name="Standard">At dawn on the following day Fong Tak’s nose distinguished a pungent stench that stood out from the general odor of putrefaction. <text:s/>Out of the corner of his eye he distinguished a ragged shape at the edge of the grounds: the corpse of a woman had been abandoned there, denied proper rites. <text:s/>Wild dogs were tearing at her face and legs. <text:s/>The Abbot had ordered Fong Tak not to rise from his meditation until the seventh day, after the fashion of Shakyamuni.</text:p>
      <text:p text:style-name="Standard">Thus is the nature of the passing away and decomposition of the hair on the head, the nature of the passing away and decomposition of the hair on the body, the nature of the passing away and decomposition of the nails, the nature of the passing away and decomposition of the teeth, the nature of the passing away and decomposition of the skin, the nature of the passing away and decomposition of the flesh….</text:p>
      <text:p text:style-name="Standard">Towards nightfall—songs and chanting, the attendants lighting the pyres. <text:s/>Fong Tak rose and took a burning faggot from the pyre. <text:s/>He walked in the direction of the terrible stench. <text:s/>The corpse was not where he had seen it earlier in the day. <text:s/>The dogs had dragged it somewhere else. <text:s/>The stench became more and more acute. <text:s/>Inhaling the noxious fumes he swooned and fainted, and there he spent the rest of the night.</text:p>
      <text:p text:style-name="Standard">When he came to it was dawn and he discovered that he was staring into the eyes of the corpse—one eye a rosy, copper color, the other still the hazel color it had been in life. <text:s/>The silk qin pao, embroidered <text:soft-page-break/>with plum and cherry blossoms, was soaked through with the banquet of putrefaction that lay beneath, the maggots spilling out of the sleeves and collar, trickling down the crease of the pelvis—the lower garments had been torn from the woman’s body—she had been ravished before death—a trickle of maggots in the crease of the pelvis, like hems of white lace. <text:s/>Dawn had broken. <text:s/>In the gray half-light Fong Tak sat in perfect samadhi, observing the flesh of the parted thighs—the consistency of melting snow, translucent and gelatinous, smeared with a green slime that oozed from the pores. <text:s/>The vagina sputtered and frothed, presently, like a senile mouth—a tongue of centipede emerging from between the labia and disappearing again.</text:p>
      <text:p text:style-name="Standard">The pyres still smoldered. <text:s/>Fong Tak took some coals in his hands and struck a small fire to stave off the scavaging dogs. <text:s/>As the sun rose up into the sky, Fong Tak discerned deep hues of sapphire, vermillion, fuscia, violet, pearly mauve, saffron, and lavender rising to the surface of the corpse’s flesh. <text:s/>The colors swirled and mixed on her flesh like paints on an artist’s palette, or like the colors of dawn that filled the sky.</text:p>
      <text:p text:style-name="Standard">Reach out your hand, Fong Tak, and scatter the colors…</text:p>
      <text:p text:style-name="Standard">Fong Tak began to understand that he knew, that he recognized the face of one copper color and one hazel color. <text:s/>It was a face he had not seen in fourteen years, not since his ordination at Shaoli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5T11:11:04.817361128</meta:creation-date>
    <dc:date>2023-12-25T11:14:03.797961962</dc:date>
    <meta:editing-duration>PT2M59S</meta:editing-duration>
    <meta:editing-cycles>1</meta:editing-cycles>
    <meta:document-statistic meta:table-count="0" meta:image-count="0" meta:object-count="0" meta:page-count="2" meta:paragraph-count="15" meta:word-count="997" meta:character-count="5725" meta:non-whitespace-character-count="4724"/>
    <meta:generator>LibreOffice/7.5.5.2$Linux_X86_64 LibreOffice_project/50$Build-2</meta:generator>
  </office:meta>
</office:document-meta>
</file>